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5-01-19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4-0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3-01-0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2-01-05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2-01-05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2832" calcext:value-type="float">
            <text:p>92.7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1-01-06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20-01-04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19-01-05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18-01-04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17-01-05 23:06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16-01-04 22:3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301011106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